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Walking in the rain</text:h>
      <text:p text:style-name="Text_20_body">I can walk through the rain, that rare occurrence<text:line-break/>and never be hit by a drop. There is a space around me<text:line-break/>that refuses to be penetrated by weather of any kind<text:line-break/>be it rain or snow or sunshine. Is it cold I hear you<text:line-break/>asking in your voice soft as a breeze. No it is not<text:line-break/>particularly cold. If I were to describe it as warm<text:line-break/>I would be lying as well. If I were to pretend I heard<text:line-break/>you, far-off, mirage, breeze on the horizon, no truth<text:line-break/>would ever be said to have come from my frozen li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alking in the rain</dc:title>
  </office:meta>
</office:document-meta>
</file>